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font-size-asian="13pt" style:font-size-complex="13pt"/>
    </style:style>
    <style:style style:name="P2" style:family="paragraph" style:parent-style-name="Text_20_body">
      <style:text-properties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margin-top="0cm" fo:margin-bottom="0.499cm" loext:contextual-spacing="false"/>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3pt" officeooo:rsid="001b6f0c" style:font-size-asian="13pt" style:font-size-complex="13pt"/>
    </style:style>
    <style:style style:name="T3" style:family="text">
      <style:text-properties fo:font-size="13pt" officeooo:rsid="001b6f0c" style:font-size-asian="13pt" style:font-size-complex="13pt" fo:background-color="#ffffff"/>
    </style:style>
    <style:style style:name="T4" style:family="text">
      <style:text-properties fo:font-size="13pt" fo:background-color="#dddddd" loext:char-shading-value="0" style:font-size-asian="13pt" style:font-size-complex="13pt"/>
    </style:style>
    <style:style style:name="T5" style:family="text">
      <style:text-properties fo:font-size="13pt" fo:background-color="#dddddd" loext:char-shading-value="0" style:font-size-asian="13pt" style:font-size-complex="13pt"/>
    </style:style>
    <style:style style:name="T6" style:family="text">
      <style:text-properties fo:font-size="13pt" officeooo:rsid="0019dd3d" fo:background-color="#dddddd" loext:char-shading-value="0" style:font-size-asian="13pt" style:font-size-complex="13pt"/>
    </style:style>
    <style:style style:name="T7" style:family="text">
      <style:text-properties fo:font-size="13pt" officeooo:rsid="001b6f0c" fo:background-color="#dddddd" loext:char-shading-value="0" style:font-size-asian="13pt" style:font-size-complex="13pt"/>
    </style:style>
    <style:style style:name="T8" style:family="text">
      <style:text-properties fo:font-size="13pt" officeooo:rsid="001b6f0c" fo:background-color="#ffffff" loext:char-shading-value="0" style:font-size-asian="13pt" style:font-size-complex="13pt"/>
    </style:style>
    <style:style style:name="T9" style:family="text">
      <style:text-properties fo:font-size="13pt" officeooo:rsid="001b6f0c" fo:background-color="#ffffff" loext:char-shading-value="0" style:font-size-asian="13pt" style:font-size-complex="13pt"/>
    </style:style>
    <style:style style:name="T10" style:family="text">
      <style:text-properties officeooo:rsid="0019dd3d"/>
    </style:style>
    <style:style style:name="T11" style:family="text">
      <style:text-properties fo:background-color="#dddddd" loext:char-shading-value="0"/>
    </style:style>
    <style:style style:name="T12" style:family="text">
      <style:text-properties fo:background-color="#dddddd"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installing-node-js-on-a-vps"/>Installing Node.js on a VPS <text:span text:style-name="T10">(node version manager)</text:span></text:h>
      <text:p text:style-name="P2">The install process couldn't be easier. Once you're logged into your VPS, run this command:</text:p>
      <text:p text:style-name="P3"><text:span text:style-name="Source_20_Text"><text:span text:style-name="T5">curl <text:s text:c="56"/>https://raw.githubusercontent.com/creationix/nvm/v0.11.1/install.sh | bash</text:span></text:span></text:p>
      <text:p text:style-name="P2">You'll see some output fly by, and then nvm will be installed. You will see a line that says:</text:p>
      <text:p text:style-name="P2">=&gt; Close and reopen your terminal to start using NVM</text:p>
      <text:p text:style-name="P2">It's not actually necessary to log out, we just need to make sure that the changes nvm made to your path are actually reflected, so just do:</text:p>
      <text:p text:style-name="Preformatted_20_Text"><text:span text:style-name="Source_20_Text"><text:span text:style-name="T5">source ~/.profile</text:span></text:span></text:p>
      <text:p text:style-name="P4"/>
      <text:p text:style-name="P2">Alternatively, run the command suggested in the output of the script. Now type:</text:p>
      <text:p text:style-name="Preformatted_20_Text"><text:span text:style-name="Source_20_Text"><text:span text:style-name="T5">nvm ls-remote</text:span></text:span></text:p>
      <text:p text:style-name="P4"/>
      <text:p text:style-name="Text_20_body"><text:span text:style-name="T1">Should you see the error, </text:span><text:span text:style-name="Source_20_Text"><text:span text:style-name="T1">-bash: nvm: command not found</text:span></text:span><text:span text:style-name="T1"> it may be because git is not installed.</text:span></text:p>
      <text:p text:style-name="P2">Go ahead and install git and rerun the script:</text:p>
      <text:p text:style-name="P3"><text:span text:style-name="Source_20_Text"><text:span text:style-name="T6">sudo </text:span></text:span><text:span text:style-name="Source_20_Text"><text:span text:style-name="T5">apt-get install git</text:span></text:span></text:p>
      <text:p text:style-name="Text_20_body"><text:span text:style-name="T1">And you will be shown a list of all the available versions of node.js. You can always find out the latest stable release by heading to the </text:span><text:a xlink:type="simple" xlink:href="http://nodejs.org/" text:style-name="Internet_20_link" text:visited-style-name="Visited_20_Internet_20_Link"><text:span text:style-name="T1">node.js website</text:span></text:a><text:span text:style-name="T1">, where it's printed in the center of the page.</text:span></text:p>
      <text:p text:style-name="P2">To install version 0.10.13 (the latest as of this writing) type:</text:p>
      <text:p text:style-name="Preformatted_20_Text"><text:span text:style-name="Source_20_Text"><text:span text:style-name="T6">sudo </text:span></text:span><text:span text:style-name="Source_20_Text"><text:span text:style-name="T5">nvm install 0.10.13</text:span></text:span></text:p>
      <text:p text:style-name="P4"/>
      <text:p text:style-name="P2">If you type:</text:p>
      <text:p text:style-name="Preformatted_20_Text"><text:span text:style-name="Source_20_Text"><text:span text:style-name="T5">node --version</text:span></text:span></text:p>
      <text:p text:style-name="P4"/>
      <text:p text:style-name="P2">You will now see that node v0.10.13 is installed and active. If you had an older node app that only works with node v0.8.16, and wanted to downgrade, then you would input:</text:p>
      <text:p text:style-name="Preformatted_20_Text"><text:span text:style-name="Source_20_Text"><text:span text:style-name="T5">nvm install </text:span></text:span><text:span text:style-name="Source_20_Text"><text:span text:style-name="T7">node</text:span></text:span></text:p>
      <text:p text:style-name="P4"/>
      <text:p text:style-name="P2">to install and switch to v0.8.16.</text:p>
      <text:p text:style-name="P2"><text:soft-page-break/>When you're done and want to switch back to v0.10.13, you can do so with nvm's use command:</text:p>
      <text:p text:style-name="Preformatted_20_Text"><text:span text:style-name="Source_20_Text"><text:span text:style-name="T5">nvm use </text:span></text:span><text:span text:style-name="Source_20_Text"><text:span text:style-name="T7">node</text:span></text:span></text:p>
      <text:p text:style-name="Preformatted_20_Text"><text:span text:style-name="Source_20_Text"><text:span text:style-name="T7"/></text:span></text:p>
      <text:h text:style-name="Heading_20_3" text:outline-level="3"><text:bookmark text:name="installthelatestnodejsltsversion"/><text:span text:style-name="Source_20_Text"><text:span text:style-name="T9">Install the latest Node.js LTS version</text:span></text:span></text:h>
      <text:p text:style-name="Text_20_body">To install the latest available <text:span text:style-name="Emphasis">LTS</text:span> version of Node.js, you can run the following command: </text:p>
      <text:p text:style-name="P3"><text:span text:style-name="Source_20_Text"><text:span text:style-name="T12">nvm install --lts</text:span></text:span></text:p>
      <text:p text:style-name="Text_20_body">And to use that latatestTS version of Node.js in any new shell, you can simply run the <text:span text:style-name="Source_20_Text">use</text:span> command:</text:p>
      <text:p text:style-name="P3"><text:span text:style-name="Source_20_Text"><text:span text:style-name="T12">nvm use --lts</text:span></text:span></text:p>
      <text:p text:style-name="Text_20_body"><text:bookmark text:name="step6gobuildapplicationsapistoolsandmorewithnodejs"/></text:p>
      <text:p text:style-name="Preformatted_20_Text"><text:span text:style-name="Source_20_Text"><text:span text:style-name="T7"/></text:span></text:p>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9T20:12:26.627611539</meta:creation-date>
    <dc:date>2017-12-09T20:18:40.532960398</dc:date>
    <meta:editing-duration>PT6M16S</meta:editing-duration>
    <meta:editing-cycles>2</meta:editing-cycles>
    <meta:generator>LibreOffice/5.1.2.2$Linux_X86_64 LibreOffice_project/10m0$Build-2</meta:generator>
    <meta:document-statistic meta:table-count="0" meta:image-count="0" meta:object-count="0" meta:page-count="2" meta:paragraph-count="27" meta:word-count="300" meta:character-count="1731" meta:non-whitespace-character-count="1404"/>
  </office:meta>
</office:document-meta>
</file>